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8000001684EC95CFF38EC2840.png" manifest:media-type="image/png"/>
  <manifest:file-entry manifest:full-path="Pictures/10000000000003530000017B3F34B4747EE7CA3A.png" manifest:media-type="image/png"/>
  <manifest:file-entry manifest:full-path="Pictures/100000000000014E000000732879FEBD05C47755.png" manifest:media-type="image/png"/>
  <manifest:file-entry manifest:full-path="Pictures/10000000000002410000008FAC9C6955E86A32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Times New Roman" svg:font-family="'Times New Roman', 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dc4c5" officeooo:paragraph-rsid="001dc4c5"/>
    </style:style>
    <style:style style:name="P2" style:family="paragraph" style:parent-style-name="Text_20_body">
      <style:text-properties style:font-name="Ubuntu" officeooo:rsid="001dc4c5" officeooo:paragraph-rsid="001dc4c5"/>
    </style:style>
    <style:style style:name="P3" style:family="paragraph" style:parent-style-name="Text_20_body">
      <style:text-properties style:font-name="Ubuntu" officeooo:rsid="002e5fc5" officeooo:paragraph-rsid="002e5fc5"/>
    </style:style>
    <style:style style:name="P4" style:family="paragraph" style:parent-style-name="Text_20_body">
      <style:text-properties officeooo:rsid="001f9d16" officeooo:paragraph-rsid="001f9d16"/>
    </style:style>
    <style:style style:name="P5" style:family="paragraph" style:parent-style-name="Text_20_body">
      <style:paragraph-properties fo:text-align="start" style:justify-single-word="false"/>
      <style:text-properties fo:font-style="normal" officeooo:rsid="002327fe" officeooo:paragraph-rsid="002327fe" style:font-style-asian="normal" style:font-style-complex="normal"/>
    </style:style>
    <style:style style:name="P6" style:family="paragraph" style:parent-style-name="Text_20_body">
      <style:paragraph-properties fo:text-align="start" style:justify-single-word="false"/>
      <style:text-properties fo:font-style="normal" officeooo:rsid="0025009e" officeooo:paragraph-rsid="0025009e" style:font-style-asian="normal" style:font-style-complex="normal"/>
    </style:style>
    <style:style style:name="P7" style:family="paragraph" style:parent-style-name="Text_20_body">
      <style:paragraph-properties fo:text-align="start" style:justify-single-word="false"/>
      <style:text-properties fo:font-style="normal" fo:font-weight="normal" officeooo:rsid="002a33c3" officeooo:paragraph-rsid="002a33c3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style="normal" style:text-underline-style="none" fo:font-weight="normal" officeooo:rsid="002d1ce5" officeooo:paragraph-rsid="002d1ce5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officeooo:rsid="00272fda" officeooo:paragraph-rsid="00272fda"/>
    </style:style>
    <style:style style:name="P10" style:family="paragraph" style:parent-style-name="Text_20_body">
      <style:paragraph-properties fo:text-align="start" style:justify-single-word="false"/>
      <style:text-properties fo:font-style="italic" officeooo:rsid="002327fe" officeooo:paragraph-rsid="00283be3" style:font-style-asian="italic" style:font-style-complex="italic"/>
    </style:style>
    <style:style style:name="P11" style:family="paragraph" style:parent-style-name="Text_20_body">
      <style:text-properties officeooo:rsid="002cf3a3" officeooo:paragraph-rsid="002cf3a3"/>
    </style:style>
    <style:style style:name="P12" style:family="paragraph" style:parent-style-name="Text_20_body">
      <style:text-properties style:font-name="Ubuntu" officeooo:rsid="001ecc83" officeooo:paragraph-rsid="001ecc83"/>
    </style:style>
    <style:style style:name="P13" style:family="paragraph" style:parent-style-name="Text_20_body">
      <style:text-properties style:font-name="Ubuntu" officeooo:rsid="00326b70" officeooo:paragraph-rsid="00326b70"/>
    </style:style>
    <style:style style:name="P14" style:family="paragraph" style:parent-style-name="Text_20_body">
      <style:paragraph-properties fo:text-align="start" style:justify-single-word="false"/>
      <style:text-properties fo:font-style="normal" officeooo:rsid="00326b70" officeooo:paragraph-rsid="00326b70" style:font-style-asian="normal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tyle="normal" officeooo:rsid="002327fe" officeooo:paragraph-rsid="00326b70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officeooo:rsid="0025009e" officeooo:paragraph-rsid="0025009e" style:font-style-asian="normal" style:font-style-complex="normal"/>
    </style:style>
    <style:style style:name="P17" style:family="paragraph" style:parent-style-name="Text_20_body">
      <style:text-properties fo:font-style="normal" fo:font-weight="normal" officeooo:rsid="00346597" officeooo:paragraph-rsid="00346597" style:font-style-asian="normal" style:font-weight-asian="normal" style:font-style-complex="normal" style:font-weight-complex="normal"/>
    </style:style>
    <style:style style:name="P18" style:family="paragraph" style:parent-style-name="Heading_20_1">
      <style:text-properties officeooo:rsid="001dc4c5" officeooo:paragraph-rsid="001dc4c5"/>
    </style:style>
    <style:style style:name="P19" style:family="paragraph" style:parent-style-name="Heading_20_1">
      <style:text-properties fo:font-style="normal" officeooo:rsid="002327fe" officeooo:paragraph-rsid="002327fe" style:font-style-asian="normal" style:font-style-complex="normal"/>
    </style:style>
    <style:style style:name="P20" style:family="paragraph" style:parent-style-name="Heading_20_1">
      <style:text-properties fo:font-style="normal" officeooo:rsid="00272fda" officeooo:paragraph-rsid="00272fda" style:font-style-asian="normal" style:font-style-complex="normal"/>
    </style:style>
    <style:style style:name="P21" style:family="paragraph" style:parent-style-name="Heading_20_1">
      <style:text-properties fo:font-style="normal" style:text-underline-style="solid" style:text-underline-width="auto" style:text-underline-color="font-color" officeooo:rsid="00272fda" officeooo:paragraph-rsid="00272fda" style:font-style-asian="normal" style:font-style-complex="normal"/>
    </style:style>
    <style:style style:name="P22" style:family="paragraph" style:parent-style-name="Heading_20_1">
      <style:text-properties officeooo:rsid="00283be3" officeooo:paragraph-rsid="00283be3"/>
    </style:style>
    <style:style style:name="P23" style:family="paragraph" style:parent-style-name="Heading_20_1">
      <style:text-properties officeooo:paragraph-rsid="00346597"/>
    </style:style>
    <style:style style:name="P24" style:family="paragraph" style:parent-style-name="Heading_20_3">
      <style:text-properties officeooo:rsid="003465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e5fc5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f388" style:font-style-asian="italic" style:font-style-complex="italic"/>
    </style:style>
    <style:style style:name="T6" style:family="text">
      <style:text-properties fo:font-style="italic" officeooo:rsid="00326b70" style:font-style-asian="italic" style:font-style-complex="italic"/>
    </style:style>
    <style:style style:name="T7" style:family="text">
      <style:text-properties fo:font-style="italic" officeooo:rsid="00346597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2162f7" style:font-style-asian="normal" style:font-style-complex="normal"/>
    </style:style>
    <style:style style:name="T12" style:family="text">
      <style:text-properties fo:font-style="normal" officeooo:rsid="00272fda" style:font-style-asian="normal" style:font-style-complex="normal"/>
    </style:style>
    <style:style style:name="T13" style:family="text">
      <style:text-properties fo:font-style="normal" officeooo:rsid="002a33c3" style:font-style-asian="normal" style:font-style-complex="normal"/>
    </style:style>
    <style:style style:name="T14" style:family="text">
      <style:text-properties fo:font-style="normal" officeooo:rsid="00346597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72fda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8" style:family="text">
      <style:text-properties fo:font-variant="normal" fo:text-transform="none" fo:color="#000000" fo:letter-spacing="normal" fo:font-style="normal" fo:font-weight="normal" officeooo:rsid="00283be3" style:font-style-asian="normal" style:font-style-complex="normal"/>
    </style:style>
    <style:style style:name="T19" style:family="text">
      <style:text-properties fo:font-variant="normal" fo:text-transform="none" fo:color="#000000" style:font-name="Ubuntu" fo:letter-spacing="normal" fo:font-style="normal" fo:font-weight="normal" officeooo:rsid="00272fda" style:font-style-asian="normal" style:font-weight-asian="normal" style:font-style-complex="normal" style:font-weight-complex="normal"/>
    </style:style>
    <style:style style:name="T20" style:family="text">
      <style:text-properties officeooo:rsid="00283be3"/>
    </style:style>
    <style:style style:name="T21" style:family="text">
      <style:text-properties officeooo:rsid="002d1ce5"/>
    </style:style>
    <style:style style:name="T22" style:family="text">
      <style:text-properties officeooo:rsid="002ff388"/>
    </style:style>
    <style:style style:name="T23" style:family="text">
      <style:text-properties officeooo:rsid="00326b70"/>
    </style:style>
    <style:style style:name="T24" style:family="text">
      <style:text-properties officeooo:rsid="003435ad"/>
    </style:style>
    <style:style style:name="T25" style:family="text">
      <style:text-properties officeooo:rsid="0034659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plicación Web Bootstrap</text:p>
      <text:h text:style-name="P18" text:outline-level="1">Introducción</text:h>
      <text:p text:style-name="P1">Para este trabajo voy a hacer una página web de un camping ficticio, que he llamado “La Rosa de los Vientos”.<text:line-break/>La web es solo la parte de cliente, por lo que es una web “estática”. </text:p>
      <text:p text:style-name="P4">Para la gestión de versiones voy a usar GitHub.</text:p>
      <text:p text:style-name="P4">Para la creación del proyecto en sí, su “despliegue” en producción y la gestión de las versiones de desarrollo voy a usar <text:span text:style-name="T12">Yeoman</text:span><text:span text:style-name="T10"> y </text:span><text:span text:style-name="T12">Gulp </text:span><text:span text:style-name="T11">(que ha sustituido a </text:span><text:span text:style-name="T12">Gr</text:span><text:span text:style-name="T11">unt en las nuevas versiones de </text:span><text:span text:style-name="T12">Yeoman</text:span><text:span text:style-name="T11">)</text:span><text:span text:style-name="T10">.</text:span></text:p>
      <text:h text:style-name="Heading_20_1" text:outline-level="1">Creación del repositorio en GitHub</text:h>
      <text:p text:style-name="Text_20_body">He utilizado mi cuenta personal en GitHub para crear una nueva organización llamada <text:span text:style-name="T1">srubio-diw</text:span><text:span text:style-name="T2">. Bajo esa organización he creado un nuevo repositorio llamado </text:span><text:span text:style-name="T1">srubio-diw.github.io</text:span><text:span text:style-name="T2">. Al poner este nombre de repositorio, se podrá acceder a la web realizada en dicho repositorio desde la URL </text:span><text:a xlink:type="simple" xlink:href="http://srubio-diw.github.io/" text:style-name="Internet_20_link" text:visited-style-name="Visited_20_Internet_20_Link"><text:span text:style-name="T2">http://srubio-diw.github.io</text:span></text:a><text:span text:style-name="T2"> como parte de </text:span><text:a xlink:type="simple" xlink:href="https://pages.github.com/" text:style-name="Internet_20_link" text:visited-style-name="Visited_20_Internet_20_Link"><text:span text:style-name="T2">GitHub Pages</text:span></text:a><text:span text:style-name="T2">.</text:span></text:p>
      <text:p text:style-name="P2"><text:span text:style-name="T2">Una vez creado el repositorio me lo he bajado en mi ordenador y he usado </text:span><text:span text:style-name="T3">Yeoman</text:span><text:span text:style-name="T15"> para crear la estructura básica del proyecto, seleccionando Boostrap y Modernizr pero quitando SASS (vamos a usar LESS). </text:span></text:p>
      <text:p text:style-name="P12"><text:span text:style-name="T15">Completado el proceso de </text:span><text:span text:style-name="T16">Yeoman</text:span><text:span text:style-name="T15"> he creado un index.html en la raíz del repositorio para que GitHub Pages lo pueda leer y mostrar cuando se acceda a la URL de la página del proyecto, </text:span><text:a xlink:type="simple" xlink:href="http://srubio-diw.github.io/" text:style-name="Internet_20_link" text:visited-style-name="Visited_20_Internet_20_Link"><text:span text:style-name="T15">http://srubio-diw.github.io</text:span></text:a><text:span text:style-name="T15"> .</text:span></text:p>
      <text:p text:style-name="P13"><text:span text:style-name="T15">Yeoman genera el proyecto de modo que el </text:span><text:span text:style-name="T8">index.html</text:span><text:span text:style-name="T15"> está dentro de la carpeta </text:span><text:span text:style-name="T8">app</text:span><text:span text:style-name="T15">. Al hacer el </text:span><text:span text:style-name="T8">build</text:span><text:span text:style-name="T15"> del proyecto usando Grunt, ese </text:span><text:span text:style-name="T8">index.html</text:span><text:span text:style-name="T15"> se retoca (se cambian algunos links y se minimiza) y se guarda en la carpeta</text:span><text:span text:style-name="T8"> dist </text:span><text:span text:style-name="T15">como versión para producción.<text:line-break/>GitHub Pages necesita que haya un </text:span><text:span text:style-name="T8">index.html</text:span><text:span text:style-name="T15"> en la carpeta raíz del repositorio, por lo que he creado un </text:span><text:span text:style-name="T8">index.html</text:span><text:span text:style-name="T15"> en la raíz del repositorio que simplemente redirige al </text:span><text:span text:style-name="T8">index.html</text:span><text:span text:style-name="T15"> de producción, en la carpeta </text:span><text:span text:style-name="T8">dist</text:span><text:span text:style-name="T15">. Así, al acceder a la página de GitHub Pages se puede ver la web en su versión de producción.</text:span></text:p>
      <text:p text:style-name="P3"><text:span text:style-name="T15">He borrado el fichero </text:span><text:span text:style-name="T8">custom.css</text:span><text:span text:style-name="T15"> que había en </text:span><text:span text:style-name="T8">/app/styles</text:span><text:span text:style-name="T15"> ya que son unos estilos generados por Yeoman para mostrar su página de prueba y no quiero tener esas modificaciones.</text:span></text:p>
      <text:h text:style-name="P19" text:outline-level="1">Gulp + LESS</text:h>
      <text:p text:style-name="P10"><text:span text:style-name="T19">Yeoman</text:span><text:span text:style-name="T17"> ha creado mi proyecto incluyendo </text:span><text:span text:style-name="T18">Gulp</text:span><text:span text:style-name="T17">. He buscado un plugin de </text:span><text:span text:style-name="T18">Gulp</text:span><text:span text:style-name="T17"> para </text:span><text:soft-page-break/><text:span text:style-name="T17">trabajar con LESS y he instalado gulp-less:</text:span></text:p>
      <text:p text:style-name="P5"><text:tab/>$ sudo npm install gulp-less –save-dev</text:p>
      <text:p text:style-name="P5">La opción --save-dev es para que incluya la dependencia en <text:span text:style-name="T4">project.json</text:span>.</text:p>
      <text:p text:style-name="P5">Hecho esto he tenido que configurar <text:span text:style-name="T23">una</text:span> tarea de <text:span text:style-name="T20">Gulp</text:span><text:span text:style-name="T4"> </text:span>para este plugin. <text:span text:style-name="T23">Se encarga de compilar los ficheros .</text:span><text:span text:style-name="T6">less</text:span><text:span text:style-name="T23"> y guardarlos en la carpeta </text:span><text:span text:style-name="T6">styles</text:span><text:span text:style-name="T23">. <text:s/><text:line-break/>Además he modificado la tarea </text:span><text:span text:style-name="T6">build </text:span><text:span text:style-name="T23">para que ejecute primero el </text:span><text:span text:style-name="T6">compile-less</text:span><text:span text:style-name="T23"> antes de la tarea para minimizar los estilos y guardarlos en </text:span><text:span text:style-name="T6">dist</text:span><text:span text:style-name="T23">, de modo que esa tarea coja también los </text:span><text:span text:style-name="T6">.css</text:span><text:span text:style-name="T23"> generados de mis </text:span><text:span text:style-name="T6">.less</text:span><text:span text:style-name="T23">.</text:span></text:p>
      <text:p text:style-name="P6"><draw:frame draw:style-name="fr2" draw:name="Imagen2" text:anchor-type="paragraph" svg:width="15.266cm" svg:height="3.784cm" draw:z-index="1"><draw:image xlink:href="Pictures/10000000000002410000008FAC9C6955E86A325D.png" xlink:type="simple" xlink:show="embed" xlink:actuate="onLoad"/></draw:frame></text:p>
      <text:p text:style-name="P6"/>
      <text:p text:style-name="P14">También he utilizado el plugin gulp-watch-less para que, si cambio los ficheros <text:span text:style-name="T4">.less</text:span> mientras la web se está sirviendo con <text:span text:style-name="T4">gulp serve, </text:span>Gulp detecte los cambios y actualice la web. El plugin lo he instalado así:</text:p>
      <text:p text:style-name="P15"><text:tab/>$ sudo npm install gulp-<text:span text:style-name="T23">watch-</text:span>less –save-dev</text:p>
      <text:p text:style-name="P14">Y esta es la tarea, <text:span text:style-name="T24">que he incluido en la tarea serve</text:span>:<draw:frame draw:style-name="fr3" draw:name="Imagen1" text:anchor-type="char" svg:x="3.84cm" svg:y="1.323cm" svg:width="8.837cm" svg:height="3.043cm" draw:z-index="2"><draw:image xlink:href="Pictures/100000000000014E000000732879FEBD05C47755.png" xlink:type="simple" xlink:show="embed" xlink:actuate="onLoad"/></draw:frame></text:p>
      <text:h text:style-name="P21" text:outline-level="1" text:is-list-header="true"><draw:frame draw:style-name="fr4" draw:name="Imagen4" text:anchor-type="paragraph" svg:x="1.78cm" svg:y="0.321cm" svg:width="13.758cm" svg:height="9.525cm" draw:z-index="3"><draw:image xlink:href="Pictures/1000000000000208000001684EC95CFF38EC2840.png" xlink:type="simple" xlink:show="embed" xlink:actuate="onLoad"/></draw:frame><text:soft-page-break/></text:h>
      <text:h text:style-name="P20" text:outline-level="1">Paleta de colores</text:h>
      <text:p text:style-name="P9"><text:span text:style-name="T10">He utilizado la web </text:span><text:a xlink:type="simple" xlink:href="http://paletton.com/" text:style-name="Internet_20_link" text:visited-style-name="Visited_20_Internet_20_Link"><text:span text:style-name="T10">Paletton</text:span></text:a><text:span text:style-name="T10"> para generar una paleta de colores. </text:span><text:a xlink:type="simple" xlink:href="http://paletton.com/#uid=23j0U0kwMdsup6Foqc7AKqKm+v8" text:style-name="Internet_20_link" text:visited-style-name="Visited_20_Internet_20_Link"><text:span text:style-name="T10">Esta</text:span></text:a><text:span text:style-name="T10"> es la paleta que he empleado. He exportado la paleta desde la web a formato LESS para utilizarla al </text:span><text:span text:style-name="T14">modificar el fichero </text:span><text:span text:style-name="T7">variables.less</text:span><text:span text:style-name="T14"> de Bootstrap y al crear mi fichero de estilos.</text:span></text:p>
      <text:h text:style-name="P22" text:outline-level="1">Bootstrap</text:h>
      <text:p text:style-name="P11"><text:span text:style-name="T13">C</text:span><text:span text:style-name="T10">omo he generado mi </text:span><text:span text:style-name="T4">proyecto</text:span><text:span text:style-name="T10"> con Yeoman tengo el Bootstrap como proyecto dentro de la carpeta </text:span><text:span text:style-name="T4">bower_components</text:span><text:span text:style-name="T10">. He modificado el fichero </text:span><text:span text:style-name="T4">variables.less </text:span><text:span text:style-name="T10">de Bootstrap y cuando compile mi proyecto se utilizará mi Bootstrap modificado </text:span><text:span text:style-name="T14">ya que se importan los CSS desde bower</text:span><text:span text:style-name="T10">.</text:span></text:p>
      <text:p text:style-name="P17">He modificado variables de colores sobretodo, personalizando los colores del menú de navegación, de fondo, etc.</text:p>
      <text:p text:style-name="P7">Concluidas las modificaciones, he instalado bootstrap con <text:span text:style-name="T1">npm install</text:span><text:span text:style-name="T9"> </text:span>y después lo he compilado con Grunt <text:span text:style-name="T21">para que se actualizarán los CSS generados de Bootstrap y que se usan en mi web.</text:span></text:p>
      <text:p text:style-name="P8">A modo de ejemplo, he marcado uno de los valores que había cambiado en LESS en el <text:span text:style-name="T4">bootstrap.css</text:span> resultante, <text:span text:style-name="T22">aunque se puede ver el fichero </text:span><text:span text:style-name="T5">variables.less </text:span><text:span text:style-name="T22">completo en el repositorio con mis modificaciones</text:span>:</text:p>
      <text:p text:style-name="P8"><draw:frame draw:style-name="fr1" draw:name="Imagen3" text:anchor-type="paragraph" svg:width="17cm" svg:height="7.571cm" draw:z-index="0"><draw:image xlink:href="Pictures/10000000000003530000017B3F34B4747EE7CA3A.png" xlink:type="simple" xlink:show="embed" xlink:actuate="onLoad"/></draw:frame><text:soft-page-break/></text:p>
      <text:h text:style-name="P23" text:outline-level="1"><text:span text:style-name="T25">Justificación de los criterios de evaluación</text:span></text:h>
      <text:h text:style-name="P24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Times New Roman" svg:font-family="'Times New Roman', serif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Ubuntu" fo:font-family="Ubuntu" style:font-pitch="variable" officeooo:rsid="001dc4c5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officeooo:rsid="001dc4c5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8:09:15.305830086</meta:creation-date>
    <meta:editing-duration>PT2H10M46S</meta:editing-duration>
    <meta:editing-cycles>6</meta:editing-cycles>
    <meta:generator>LibreOffice/5.0.5.2$Linux_X86_64 LibreOffice_project/00m0$Build-2</meta:generator>
    <dc:date>2016-04-16T12:17:52.902792687</dc:date>
    <meta:document-statistic meta:table-count="0" meta:image-count="4" meta:object-count="0" meta:page-count="4" meta:paragraph-count="27" meta:word-count="680" meta:character-count="4002" meta:non-whitespace-character-count="3350"/>
  </office:meta>
</office:document-meta>
</file>